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SimSun" svg:font-family="SimSun, FZShuSong-Z01"/>
    <style:font-face style:name="Arial" svg:font-family="Arial, 'DejaVu Sans'"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fo:font-size="12pt" style:font-size-asian="12pt" style:font-name-complex="DejaVu Sans1" style:font-size-complex="12pt"/>
    </style:style>
    <style:style style:name="P2" style:family="paragraph" style:parent-style-name="Standard">
      <style:paragraph-properties fo:text-align="justify" style:justify-single-word="false"/>
      <style:text-properties style:font-name="DejaVu Sans" fo:font-size="12pt" officeooo:rsid="0019b12f" officeooo:paragraph-rsid="0017a6b1" style:font-size-asian="12pt" style:font-name-complex="DejaVu Sans1" style:font-size-complex="12pt"/>
    </style:style>
    <style:style style:name="P3" style:family="paragraph" style:parent-style-name="Standard">
      <style:paragraph-properties fo:text-align="justify" style:justify-single-word="false"/>
      <style:text-properties style:font-name="DejaVu Sans" fo:font-size="12pt" style:font-size-asian="12pt" style:font-size-complex="12pt"/>
    </style:style>
    <style:style style:name="P4" style:family="paragraph" style:parent-style-name="Standard">
      <style:paragraph-properties fo:text-align="justify" style:justify-single-word="false"/>
      <style:text-properties style:font-name="DejaVu Sans" fo:font-size="12pt" officeooo:rsid="0017a6b1" officeooo:paragraph-rsid="0017a6b1" style:font-size-asian="12pt" style:font-size-complex="12pt"/>
    </style:style>
    <style:style style:name="P5" style:family="paragraph" style:parent-style-name="Standard">
      <style:paragraph-properties fo:text-align="justify" style:justify-single-word="false"/>
      <style:text-properties style:font-name="DejaVu Sans" fo:font-size="12pt" officeooo:rsid="0017a6b1" officeooo:paragraph-rsid="002a3c16" style:font-size-asian="12pt" style:font-size-complex="12pt"/>
    </style:style>
    <style:style style:name="P6" style:family="paragraph" style:parent-style-name="Standard">
      <style:paragraph-properties fo:text-align="justify" style:justify-single-word="false"/>
      <style:text-properties style:font-name="DejaVu Sans" fo:font-size="12pt" officeooo:rsid="001ba6e0" officeooo:paragraph-rsid="001ba6e0" style:font-size-asian="12pt" style:font-size-complex="12pt"/>
    </style:style>
    <style:style style:name="P7" style:family="paragraph" style:parent-style-name="Standard">
      <style:paragraph-properties fo:text-align="justify" style:justify-single-word="false"/>
      <style:text-properties style:font-name="DejaVu Sans" fo:font-size="12pt" officeooo:rsid="00224578" officeooo:paragraph-rsid="00224578" style:font-size-asian="12pt" style:font-size-complex="12pt"/>
    </style:style>
    <style:style style:name="P8" style:family="paragraph" style:parent-style-name="Standard">
      <style:paragraph-properties fo:text-align="justify" style:justify-single-word="false"/>
      <style:text-properties style:font-name="DejaVu Sans" fo:font-size="12pt" officeooo:rsid="0027046a" officeooo:paragraph-rsid="00277ad2" style:font-size-asian="12pt" style:font-size-complex="12pt"/>
    </style:style>
    <style:style style:name="P9" style:family="paragraph" style:parent-style-name="Standard">
      <style:paragraph-properties fo:text-align="justify" style:justify-single-word="false"/>
      <style:text-properties style:font-name="DejaVu Sans" fo:font-size="12pt" officeooo:rsid="00277ad2" officeooo:paragraph-rsid="00277ad2" style:font-size-asian="12pt" style:font-size-complex="12pt"/>
    </style:style>
    <style:style style:name="P10" style:family="paragraph" style:parent-style-name="Standard">
      <style:paragraph-properties fo:text-align="justify" style:justify-single-word="false"/>
      <style:text-properties style:font-name="DejaVu Sans" fo:font-size="12pt" officeooo:rsid="002ac63f" officeooo:paragraph-rsid="002ac63f" style:font-size-asian="12pt" style:font-size-complex="12pt"/>
    </style:style>
    <style:style style:name="P11" style:family="paragraph" style:parent-style-name="Standard">
      <style:paragraph-properties fo:text-align="justify" style:justify-single-word="false"/>
      <style:text-properties style:font-name="DejaVu Sans" fo:font-size="12pt" officeooo:rsid="00219aff" officeooo:paragraph-rsid="002ba1eb" style:font-size-asian="12pt" style:font-size-complex="12pt"/>
    </style:style>
    <style:style style:name="P12" style:family="paragraph" style:parent-style-name="Standard">
      <style:paragraph-properties fo:text-align="justify" style:justify-single-word="false"/>
      <style:text-properties style:font-name="DejaVu Sans" fo:font-size="12pt" officeooo:rsid="002ba1eb" officeooo:paragraph-rsid="002ba1eb" style:font-size-asian="12pt" style:font-size-complex="12pt"/>
    </style:style>
    <style:style style:name="P13" style:family="paragraph" style:parent-style-name="Standard">
      <style:paragraph-properties fo:text-align="justify" style:justify-single-word="false"/>
      <style:text-properties style:font-name="DejaVu Sans" fo:font-size="12pt" officeooo:rsid="002d9464" officeooo:paragraph-rsid="002d9464" style:font-size-asian="12pt" style:font-size-complex="12pt"/>
    </style:style>
    <style:style style:name="P14" style:family="paragraph" style:parent-style-name="Standard">
      <style:paragraph-properties fo:text-align="justify" style:justify-single-word="false"/>
      <style:text-properties style:font-name="DejaVu Sans" fo:font-size="12pt" officeooo:rsid="00331aaf" officeooo:paragraph-rsid="00478812" style:font-size-asian="12pt" style:font-size-complex="12pt"/>
    </style:style>
    <style:style style:name="P15" style:family="paragraph" style:parent-style-name="Standard">
      <style:paragraph-properties fo:text-align="justify" style:justify-single-word="false"/>
      <style:text-properties style:font-name="DejaVu Sans" fo:font-size="12pt" officeooo:rsid="00331aaf" officeooo:paragraph-rsid="00499126" style:font-size-asian="12pt" style:font-size-complex="12pt"/>
    </style:style>
    <style:style style:name="P16" style:family="paragraph" style:parent-style-name="Standard">
      <style:paragraph-properties fo:text-align="justify" style:justify-single-word="false"/>
      <style:text-properties style:font-name="DejaVu Sans" fo:font-size="12pt" officeooo:rsid="00331aaf" officeooo:paragraph-rsid="004cc093" style:font-size-asian="12pt" style:font-size-complex="12pt"/>
    </style:style>
    <style:style style:name="P17" style:family="paragraph" style:parent-style-name="Standard">
      <style:paragraph-properties fo:text-align="justify" style:justify-single-word="false"/>
      <style:text-properties style:font-name="DejaVu Sans" fo:font-size="12pt" officeooo:rsid="00331aaf" officeooo:paragraph-rsid="004d30eb" style:font-size-asian="12pt" style:font-size-complex="12pt"/>
    </style:style>
    <style:style style:name="P18" style:family="paragraph" style:parent-style-name="Standard">
      <style:paragraph-properties fo:text-align="justify" style:justify-single-word="false"/>
      <style:text-properties style:font-name="DejaVu Sans" fo:font-size="12pt" officeooo:rsid="002f80d5" officeooo:paragraph-rsid="003631f5" style:font-size-asian="12pt" style:font-size-complex="12pt"/>
    </style:style>
    <style:style style:name="P19" style:family="paragraph" style:parent-style-name="Standard">
      <style:paragraph-properties fo:text-align="justify" style:justify-single-word="false"/>
      <style:text-properties style:font-name="DejaVu Sans" fo:font-size="12pt" officeooo:rsid="002f80d5" officeooo:paragraph-rsid="0037b250" style:font-size-asian="12pt" style:font-size-complex="12pt"/>
    </style:style>
    <style:style style:name="P20" style:family="paragraph" style:parent-style-name="Standard">
      <style:paragraph-properties fo:text-align="justify" style:justify-single-word="false"/>
      <style:text-properties style:font-name="DejaVu Sans" fo:font-size="12pt" officeooo:rsid="003a752b" officeooo:paragraph-rsid="003a752b" style:font-size-asian="12pt" style:font-size-complex="12pt"/>
    </style:style>
    <style:style style:name="P21" style:family="paragraph" style:parent-style-name="Standard">
      <style:paragraph-properties fo:text-align="justify" style:justify-single-word="false"/>
      <style:text-properties style:font-name="DejaVu Sans" fo:font-size="12pt" officeooo:rsid="004d30eb" officeooo:paragraph-rsid="0035162c" style:font-size-asian="12pt" style:font-size-complex="12pt"/>
    </style:style>
    <style:style style:name="P22" style:family="paragraph" style:parent-style-name="Heading_20_1" style:master-page-name="Standard">
      <style:paragraph-properties style:page-number="auto"/>
    </style:style>
    <style:style style:name="P2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complex="DejaVu Sans1"/>
    </style:style>
    <style:style style:name="T2" style:family="text">
      <style:text-properties officeooo:rsid="0015f8a0" style:font-name-complex="DejaVu Sans1"/>
    </style:style>
    <style:style style:name="T3" style:family="text">
      <style:text-properties officeooo:rsid="0017a6b1" style:font-name-complex="DejaVu Sans1"/>
    </style:style>
    <style:style style:name="T4" style:family="text">
      <style:text-properties officeooo:rsid="0019c282" style:font-name-complex="DejaVu Sans1"/>
    </style:style>
    <style:style style:name="T5" style:family="text">
      <style:text-properties officeooo:rsid="0017eeba" style:font-name-complex="DejaVu Sans1"/>
    </style:style>
    <style:style style:name="T6" style:family="text">
      <style:text-properties officeooo:rsid="001a4f88" style:font-name-complex="DejaVu Sans1"/>
    </style:style>
    <style:style style:name="T7" style:family="text">
      <style:text-properties officeooo:rsid="001fc78e" style:font-name-complex="DejaVu Sans1"/>
    </style:style>
    <style:style style:name="T8" style:family="text">
      <style:text-properties officeooo:rsid="00219aff" style:font-name-complex="DejaVu Sans1"/>
    </style:style>
    <style:style style:name="T9" style:family="text">
      <style:text-properties officeooo:rsid="002a3c16" style:font-name-complex="DejaVu Sans1"/>
    </style:style>
    <style:style style:name="T10" style:family="text">
      <style:text-properties officeooo:rsid="001e3873"/>
    </style:style>
    <style:style style:name="T11" style:family="text">
      <style:text-properties officeooo:rsid="00220f09"/>
    </style:style>
    <style:style style:name="T12" style:family="text">
      <style:text-properties officeooo:rsid="00236b1a"/>
    </style:style>
    <style:style style:name="T13" style:family="text">
      <style:text-properties officeooo:rsid="0024d8eb"/>
    </style:style>
    <style:style style:name="T14" style:family="text">
      <style:text-properties officeooo:rsid="0027046a"/>
    </style:style>
    <style:style style:name="T15" style:family="text">
      <style:text-properties officeooo:rsid="00277ad2"/>
    </style:style>
    <style:style style:name="T16" style:family="text">
      <style:text-properties officeooo:rsid="002b6d6f"/>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277ad2" style:font-style-asian="italic" style:font-weight-asian="bold" style:font-style-complex="italic" style:font-weight-complex="bold"/>
    </style:style>
    <style:style style:name="T19" style:family="text">
      <style:text-properties fo:font-style="italic" fo:font-weight="bold" officeooo:rsid="002b6d6f" style:font-style-asian="italic" style:font-weight-asian="bold" style:font-style-complex="italic" style:font-weight-complex="bold"/>
    </style:style>
    <style:style style:name="T20" style:family="text">
      <style:text-properties fo:font-style="italic" fo:font-weight="bold" officeooo:rsid="002fc3f2" style:font-style-asian="italic" style:font-weight-asian="bold" style:font-style-complex="italic" style:font-weight-complex="bold"/>
    </style:style>
    <style:style style:name="T21" style:family="text">
      <style:text-properties fo:font-style="italic" fo:font-weight="bold" officeooo:rsid="0030c12e" style:font-style-asian="italic" style:font-weight-asian="bold" style:font-style-complex="italic" style:font-weight-complex="bold"/>
    </style:style>
    <style:style style:name="T22" style:family="text">
      <style:text-properties officeooo:rsid="002ba1eb"/>
    </style:style>
    <style:style style:name="T23" style:family="text">
      <style:text-properties officeooo:rsid="002d9464"/>
    </style:style>
    <style:style style:name="T24" style:family="text">
      <style:text-properties officeooo:rsid="002fc3f2"/>
    </style:style>
    <style:style style:name="T25" style:family="text">
      <style:text-properties officeooo:rsid="0030c12e"/>
    </style:style>
    <style:style style:name="T26" style:family="text">
      <style:text-properties officeooo:rsid="0035162c"/>
    </style:style>
    <style:style style:name="T27" style:family="text">
      <style:text-properties officeooo:rsid="0040ab47"/>
    </style:style>
    <style:style style:name="T28" style:family="text">
      <style:text-properties officeooo:rsid="00499126"/>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list-style-name="L1">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list-style-name="L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list-style-name="L3">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list-style-name="L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list-style-name="L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list-style-name="L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list-style-name="L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list-style-name="L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list-style-name="L9">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list-style-name="L1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list-style-name="L1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list-style-name="L1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list-style-name="L1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list-style-name="L1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list-style-name="L1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list-style-name="L1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list-style-name="L1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list-style-name="L1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list-style-name="L1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list-style-name="L2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list-style-name="L2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list-style-name="L2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list-style-name="L2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list-style-name="L2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list-style-name="L2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list-style-name="L2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list-style-name="L2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list-style-name="L2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list-style-name="L2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h text:style-name="P22" text:outline-level="1">Abstract</text:h>
      <text:p text:style-name="P1"/>
      <text:p text:style-name="P3"><text:span text:style-name="T1">U radu se </text:span><text:span text:style-name="T2">obradjuje</text:span><text:span text:style-name="T1"> specijalna klasa konacnih diskretnih modela pod nazivom ‘celijski automati’ (eng. cellular automata) </text:span><text:span text:style-name="T2">koji se baziraju na cisto lokalnoj interakciji ali proizvode uzorke koji se mogu promatrati na globalnijoj skali, te vecem nivou apstrakcije. </text:span><text:span text:style-name="T1"><text:s/></text:span><text:span text:style-name="T3">Upravo ova cisto lokalna interakcija omogucava da se pomocu navedenih entiteta omoguci modeliranje sirokog spektra </text:span><text:span text:style-name="T8">realnih pojava</text:span><text:span text:style-name="T3"> s obzirom da veliki broj stvari koje se pokusavaju modelirati spada upravo u ovu kategoriju. </text:span></text:p>
      <text:p text:style-name="P5"><text:span text:style-name="T1">Kroz rad se navodi nekoliko klasa, </text:span><text:span text:style-name="T4">primjera i primjena</text:span><text:span text:style-name="T1"> celijskih automata, te se uz pomoc grafickog simulatora pokusavaju prikazati najbitniji koncepti potrebni za shvatanje nacina funkcionisanja te potencijalne primjene ovih modela. </text:span><text:span text:style-name="T9">Rad sluzi kao uvod u siroku tematiku i primjene ove vrste modela.</text:span></text:p>
      <text:p text:style-name="P5"><text:span text:style-name="T1">Takodjer, ponudjen je </text:span><text:span text:style-name="T5">i</text:span><text:span text:style-name="T1"> formalni matematicki tretman iz raznih aspekta koji ukljucuju teoriju haosa </text:span><text:span text:style-name="T5">i</text:span><text:span text:style-name="T1"> teoriju igara, te aspekt na koji je stavljen najveci fokus – teorija kompjutacije </text:span><text:span text:style-name="T6">s obzirom da se celijski automati, tacnije odredjene instance istih, mogu koristiti kao univerzalna Turingova masina sto otvara siroke primjene </text:span><text:span text:style-name="T7">ove vrste sistema</text:span><text:span text:style-name="T1">.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soft-page-break/>1. Uvod</text:h>
      <text:p text:style-name="P6"/>
      <text:p text:style-name="P11">U uvodnom dijelu pokusacemo razmotriti pozadinska razmatranja koja vode do izucavanja klase konacnih diskretnih modela nazvanih celijski automati. </text:p>
      <text:p text:style-name="P11"/>
      <text:p text:style-name="P12">Prvo cemo dati pregled kroz specifican primjer da se uoce neke od osnovnih karakteristika ovih sistema.</text:p>
      <text:p text:style-name="P11"/>
      <text:p text:style-name="P11"><text:span text:style-name="T22">Nakon</text:span> cemo pregledati histroijski koja matematicka pitanja su navela da se razmotre neke specijalne klase, te ce se <text:span text:style-name="T11">nako toga </text:span>obratiti paznja na <text:span text:style-name="T11">unificarnje specijalni klasa, te posebno historijski pregled rada Stephena Wolframa za kojeg se moze reci da je dao jedna od najvecih doprinosa samom polju.</text:span></text:p>
      <text:p text:style-name="P6"/>
      <text:h text:style-name="Heading_20_2" text:outline-level="2">1.1 Pregled</text:h>
      <text:p text:style-name="P6"/>
      <text:p text:style-name="P7">Pocnimo prvo od pokusaja shvatanja kakve vrste modela predstavljaju celijski automati. <text:s/><text:span text:style-name="T12">Zato cemo prvo krenuti od konkretnog specificnog primjera kroz koji je moguce shvatiti osnovne odlike celijskih automata na koje cemo se kasnije nadograditi kako budemo gradili formalnu apstrakciju ovog konkretnog primjera.</text:span></text:p>
      <text:p text:style-name="P7"/>
      <text:p text:style-name="P7">Najjednostavniji takav je primjer je beskonacna dvodimenzionalna ravna ploca prekrivena kvadratima koje cemo nazvati <text:span text:style-name="T17">celije</text:span>. Kvadrati se medjusobno dodiruju stranicama, te tako svaki kvadrat ima pun<text:span text:style-name="T13">u</text:span> vezu preko stranice sa tacno cetiri susjedne celije. Za svaku celiju kazemo da moze biti u dva stan<text:span text:style-name="T13">ja -</text:span> on i off. Kako cemo za prikaz automata pretezno koristiti graficke interpretacije, ova dva stanja mozemo “zakodirati” bojom same celije, pa cemo tako uspostaviti konvenciju da crna prestavlja on, dok bijela prestavlja off stanje. Sva trenutna razmatranja bice formalno definisana kasnije u radu te ovaj dio razmatranja sluzi samo za intuitivni prikaz osnovnih ideja iza ovakvih vrsta modela.</text:p>
      <text:p text:style-name="P7"/>
      <text:p text:style-name="P7">// <text:span text:style-name="T14">slika 1 – celija sa susjedstvom (4x4 grid)</text:span></text:p>
      <text:p text:style-name="P7"/>
      <text:p text:style-name="P9">Na slici 1 imamo prikazanu dosad opisanu celiju sa svojim susjednim celijama, te svaka od njih ima svoje definisano stanje. <text:span text:style-name="T23">Celije su oznacene brojevima 1-16 radi njihovog referiranja unutar teksta, te ovi brojevi ne predstavljaju dio modela.</text:span></text:p>
      <text:p text:style-name="P7"/>
      <text:p text:style-name="P7">// <text:span text:style-name="T14">slika 2 – 2D grid sa pocetnom konfiguracijom</text:span></text:p>
      <text:p text:style-name="P7"/>
      <text:p text:style-name="P8"><text:soft-page-break/><text:span text:style-name="T15">Na slici 2 prikazan je skupe celija koje zajedno cine 2d </text:span><text:span text:style-name="T18">grid</text:span><text:span text:style-name="T15">. Primijetimo da je nemoguce simulirati beskonacni grid konacnim kompjutacionim metodama, pa se u praksi gotovo uvijek ogranicavamo na konacne dimenzije. Ovdje nastaje problem sta raditi sa rubnim celijama, te ce ta tematika biti detaljnije kasnije obradjena. </text:span></text:p>
      <text:p text:style-name="P8"/>
      <text:p text:style-name="P8">Ovakav raspored nazvacemo <text:span text:style-name="T17">konfiguracija</text:span>. U konfiguraciji, svaka celija ima svoje pocetno stanje, pa je tako za svaku celiju definisano da li je ona inicijalno on ili off – <text:span text:style-name="T15">crna ili bijela</text:span>. <text:span text:style-name="T15">Stanje je na pocetku izabrano proizvoljno i moze se mijenjati u zavisnosti od potreba, te ce razlicita pocetna stanja dati nekada i drasticno razlicita ponasanja. Na slici 2 prikazan je primjer jednog takvog pocetnog stanja.</text:span> <text:span text:style-name="T15">Skup ovako organizovanih celija sa svojim pocetnim stanjima u konacnom gridu nazivamo </text:span><text:span text:style-name="T18">inicijalna konfiguracija grida</text:span><text:span text:style-name="T15">.</text:span></text:p>
      <text:p text:style-name="P8"/>
      <text:p text:style-name="P10">Naravno, dosadasnja definicija celijski automata ne bi imala nikakvog smisla, s obzirom da imamo samo pocetnu konfiguraciju i grid. Medjutim, ono sto cini celijske automate pravim modelima koji se mogu koristiti u razne svrhe je takozvana <text:span text:style-name="T17">evolucija </text:span><text:span text:style-name="T19">celijskih automata</text:span>. Nakon sto se uspostavi inicijalna konfiguracija <text:span text:style-name="T16">grida, ovaj sistem moze da se stavi u evoluciju. To znaci da ce svaka od celija da mijenja svoje stanje prema nekim pravilima, te ce cijelokupan sistem da se mijenja prema tim pravilima u diskretnim vremenskim intervalima.</text:span></text:p>
      <text:p text:style-name="P13"/>
      <text:p text:style-name="P13">// <text:span text:style-name="T25">slika 3 – tipovi susjedstva (moore, von Neumann, custom)</text:span></text:p>
      <text:p text:style-name="P13"/>
      <text:p text:style-name="P18">Sljedece stanje svake individualne celije zavisi od njenog trenutnog stanja, kao i <text:span text:style-name="T24">okolnih celija, te se prema ovim parametrima i formiraju pravila. Susjedne koje okruzuju datu celiju a uzimaju se u obzir prilikom rancunanja sljedeceg stanja kolektivno se nazivaju </text:span><text:span text:style-name="T20">susjedstvo </text:span><text:span text:style-name="T21">(eng. neighborhood)</text:span><text:span text:style-name="T24">. Evidentno je da izbor susjedstva nije jedinstven. Na slici 3 prikazano je nekoliko nacina izbora susjedstva. Najpoznatija dva ovakva tipa su Moore-ovo i von Neumann-ovo susjedstvo prikazano na slici, ali nije iskljuceno i kreiranje proizvoljnog susjedstva.</text:span></text:p>
      <text:p text:style-name="P19"/>
      <text:p text:style-name="P19">// <text:span text:style-name="T27">slika 4 – ruleset picker za jednostavno 4-von nemannovo susjedstvo</text:span></text:p>
      <text:p text:style-name="P19"/>
      <text:p text:style-name="P14">Nakon sto se izabere koje celije ucestvuju u formiranju susjsedsva, formira se i skup pravila koji govori o tome kako celija evoluira na osnovu svog stanja i stanja svojih susjeda. <text:span text:style-name="T26">Na slici 4 je u gornjem dijelu naveden i nacin specifikacije pravila za von Neumannovo-ovo sujedstvo gdje se za svaku pojedinacnu kombinaciju susjedstva na osnovu trenutnog stanja celija bira iduce stanje iste. Tako sa slike mozemo uociti npr. ukoliko je celija okruzena sa tri bijele celije iznad, lijevo i desno, te crnom celijom ispod, ukoliko je trenutno stanje off prelazi u on, dok ukoliko je trenutno stanje on prelazi u off.</text:span></text:p>
      <text:p text:style-name="P14"><text:soft-page-break/></text:p>
      <text:p text:style-name="P15">// <text:span text:style-name="T28">slika 5 - tri koraka game of life-a</text:span></text:p>
      <text:p text:style-name="P15"/>
      <text:p text:style-name="P17">Kako su stanja binarna, ukoliko <draw:g text:anchor-type="as-char" svg:y="-0.0756in" draw:z-index="0" draw:style-name="gr1"><svg:title>TexMaths</svg:title><svg:desc>12§display§n§svg§600§FALSE</svg:desc><draw:polygon draw:style-name="gr2" draw:text-style-name="P23" svg:width="0.0996in" svg:height="0.0713in" svg:x="0in" svg:y="0.002in" svg:viewBox="0 0 254 182" draw:points="127,182 0,182 0,0 254,0 254,182"><text:p/></draw:polygon><draw:path draw:style-name="gr3" draw:text-style-name="P23" svg:width="0.0898in" svg:height="0.0752in" svg:x="0.0047in" svg:y="0in" svg:viewBox="0 0 229 192" svg:d="M25 162c-1 7-3 16-3 19 0 7 6 11 12 11 4 0 13-4 15-12 0 0 6-21 9-31l8-39c4-8 6-18 7-27 3-8 6-21 6-22 6-13 29-51 70-51 19 0 23 15 23 30 0 25-22 80-28 98-4 9-5 14-5 19 0 20 16 35 35 35 40 0 55-61 55-65 0-5-3-5-5-5-3 0-3 1-6 9-8 28-22 51-43 51-7 0-11-4-11-13 0-11 5-22 9-30 8-23 25-70 25-93 0-29-18-46-48-46-38 0-59 28-66 37-2-24-20-37-40-37-19 0-27 17-31 24-7 14-13 39-13 41 0 4 5 4 5 4 5 0 5 0 7-9 7-30 16-50 31-50 9 0 13 4 13 19 0 8-1 13-7 36z"><text:p/></draw:path></draw:g> predstavlja broj susjeda koji formiraju susjedstvo, tada je moguce<text:span text:style-name="T26"> </text:span><text:span text:style-name="T26"><draw:g text:anchor-type="as-char" svg:y="-0.1744in" draw:z-index="1" draw:style-name="gr1"><svg:title>TexMaths</svg:title><svg:desc>12§display§2^{2^{n + 1}}§svg§600§FALSE</svg:desc><draw:polygon draw:style-name="gr4" draw:text-style-name="P23" svg:width="0.3646in" svg:height="0.174in" svg:x="0in" svg:y="0in" svg:viewBox="0 0 927 443" draw:points="464,443 0,443 0,0 927,0 927,443"><text:p/></draw:polygon><draw:path draw:style-name="gr5" draw:text-style-name="P23" svg:width="0.0661in" svg:height="0.1106in" svg:x="0.0087in" svg:y="0.0634in" svg:viewBox="0 0 169 282" svg:d="M32 250l46-43c66-59 91-82 91-125 0-48-38-82-90-82-48 0-79 38-79 77 0 24 22 24 23 24 7 0 21-6 21-23 0-11-7-22-22-22-3 0-4 0-5 0 9-27 32-43 57-43 39 0 57 35 57 69s-22 68-45 93l-81 92c-5 4-5 6-5 15h157l12-73h-10c-2 12-5 31-9 37-3 4-31 4-41 4z"><text:p/></draw:path><draw:path draw:style-name="gr6" draw:text-style-name="P23" svg:width="0.0516in" svg:height="0.0772in" svg:x="0.0902in" svg:y="0.028in" svg:viewBox="0 0 132 197" svg:d="M132 143h-11c0 7-3 24-7 28-2 1-25 1-30 1h-54c31-28 41-36 59-50 23-18 43-36 43-64 0-36-32-58-70-58-37 0-62 26-62 53 0 15 13 17 16 17 7 0 15-5 15-16 0-5-1-16-17-16 9-21 29-27 44-27 30 0 45 23 45 47 0 26-19 46-29 57l-72 71c-2 3-2 3-2 11h122z"><text:p/></draw:path><draw:path draw:style-name="gr7" draw:text-style-name="P23" svg:width="0.0583in" svg:height="0.0378in" svg:x="0.1571in" svg:y="0.0185in" svg:viewBox="0 0 149 97" svg:d="M22 73c-2 6-4 15-4 16 0 5 5 8 8 8 4 0 9-2 10-7 1-1 4-12 5-17 7-29 7-30 7-30 4-6 18-36 44-36 11 0 15 6 15 16 0 12-9 33-13 45-2 4-3 6-3 10 0 11 11 19 23 19 23 0 35-29 35-33 0-3-4-3-5-3-3 0-3 0-5 5-3 12-13 24-24 24-5 0-6-4-6-8 0-5 0-8 3-12 3-9 13-33 13-45 0-15-11-25-31-25s-33 12-41 22c0-18-18-22-25-22-22 0-28 32-28 34s4 2 5 2c3 0 3-1 5-4 2-13 8-25 16-25s9 7 9 11-3 12-4 17c-1 6-3 14-5 19z"><text:p/></draw:path><draw:path draw:style-name="gr8" draw:text-style-name="P23" svg:width="0.0693in" svg:height="0.0697in" svg:x="0.2307in" svg:y="0in" svg:viewBox="0 0 177 178" svg:d="M95 95h73c4 0 9 0 9-6s-5-6-9-6h-73v-75c0-2 0-8-6-8s-6 6-6 8v75h-75c-2 0-8 0-8 6s6 6 8 6h75v73c0 4 0 10 6 10s6-6 6-10z"><text:p/></draw:path><draw:path draw:style-name="gr9" draw:text-style-name="P23" svg:width="0.0343in" svg:height="0.0555in" svg:x="0.3197in" svg:y="0in" svg:viewBox="0 0 88 142" svg:d="M54 6c0-6 0-6-7-6-16 13-39 13-43 13h-4v10h4c4 0 19 0 31-6v107c0 6 0 8-23 8h-11v10c12-1 31-1 43-1 14 0 32 0 44 1v-10h-11c-23 0-23-2-23-8z"><text:p/></draw:path></draw:g></text:span><text:span text:style-name="T26"> mogucih pravila evolucije. Tako za jednostavno Moore-ovo susjedstvood 8 susjednih celija postoji </text:span><text:span text:style-name="T26"><draw:g text:anchor-type="as-char" svg:y="-0.1752in" draw:z-index="2" draw:style-name="gr1"><svg:title>TexMaths</svg:title><svg:desc>12§display§2^{2^{8 + 1}} = 2^{2^9} = 1.34 \times 10^{154}§svg§600§FALSE</svg:desc><draw:polygon draw:style-name="gr10" draw:text-style-name="P23" svg:width="1.8921in" svg:height="0.1886in" svg:x="0.0547in" svg:y="0.0004in" svg:viewBox="0 0 4807 480" draw:points="2403,480 0,480 0,0 4807,0 4807,480"><text:p/></draw:polygon><draw:path draw:style-name="gr11" draw:text-style-name="P23" svg:width="0.0661in" svg:height="0.111in" svg:x="0.0004in" svg:y="0.0638in" svg:viewBox="0 0 169 283" svg:d="M32 250l46-43c66-59 91-82 91-125 0-48-38-82-90-82-48 0-79 39-79 77 0 24 22 24 23 24 7 0 21-6 21-23 0-11-7-21-22-21-3 0-4 0-5 0 9-28 32-44 57-44 39 0 57 35 57 69 0 35-22 68-45 94l-81 91c-5 5-5 6-5 16h157l12-74h-11c-1 12-4 32-8 38-4 3-31 3-41 3z"><text:p/></draw:path><draw:path draw:style-name="gr12" draw:text-style-name="P23" svg:width="0.0516in" svg:height="0.0772in" svg:x="0.0819in" svg:y="0.0283in" svg:viewBox="0 0 132 197" svg:d="M132 143h-11c0 7-3 24-7 28-2 1-25 1-30 1h-54c31-28 41-36 59-49 23-18 43-36 43-65 0-36-32-58-70-58-37 0-62 26-62 53 0 16 13 17 16 17 7 0 15-5 15-16 0-5-1-15-17-15 9-22 29-28 44-28 30 0 45 23 45 47 0 26-19 47-29 58l-72 71c-2 2-2 2-2 10h122z"><text:p/></draw:path><draw:path draw:style-name="gr13" draw:text-style-name="P23" svg:width="0.0429in" svg:height="0.0575in" svg:x="0.1476in" svg:y="0.0004in" svg:viewBox="0 0 110 147" svg:d="M74 65c22-10 29-20 29-33 0-21-24-32-48-32-26 0-48 14-48 36 0 19 17 29 28 34-22 9-35 21-35 40 0 25 29 37 55 37 30 0 55-16 55-41 0-24-21-35-36-41zM32 43c-8-4-12-11-12-15 0-14 18-20 35-20s35 9 35 24c0 20-24 28-24 28 0 0-1 0-2-1zM44 75l34 16c7 5 18 11 18 22 0 17-22 25-41 25s-41-9-41-28c0-22 23-32 30-35z"><text:p/></draw:path><draw:path draw:style-name="gr14" draw:text-style-name="P23" svg:width="0.0689in" svg:height="0.0697in" svg:x="0.2055in" svg:y="0.0004in" svg:viewBox="0 0 176 178" svg:d="M95 95h73c4 0 8 0 8-6s-4-6-8-6h-73v-75c0-2 0-8-6-8s-6 6-6 8v75h-75c-2 0-8 0-8 6s6 6 8 6h75v73c0 4 0 10 6 10s6-6 6-10z"><text:p/></draw:path><draw:path draw:style-name="gr15" draw:text-style-name="P23" svg:width="0.0343in" svg:height="0.0555in" svg:x="0.2945in" svg:y="0.0004in" svg:viewBox="0 0 88 142" svg:d="M54 6c0-6 0-6-7-6-16 13-39 13-43 13h-4v10h4c4 0 19 0 31-6v107c0 6 0 8-23 8h-11v10c12-1 31-1 43-1 14 0 32 0 44 1v-10h-11c-23 0-23-2-23-8z"><text:p/></draw:path><draw:path draw:style-name="gr16" draw:text-style-name="P23" svg:width="0.1106in" svg:height="0.039in" svg:x="0.4114in" svg:y="0.1134in" svg:viewBox="0 0 282 100" svg:d="M268 17c6 0 14 0 14-9 0-8-8-8-14-8h-254c-6 0-14 0-14 8 0 9 8 9 14 9zM268 100c6 0 14 0 14-9 0-8-8-8-14-8h-254c-6 0-14 0-14 8 0 9 8 9 14 9z"><text:p/></draw:path><draw:path draw:style-name="gr17" draw:text-style-name="P23" svg:width="0.0661in" svg:height="0.111in" svg:x="0.5858in" svg:y="0.0638in" svg:viewBox="0 0 169 283" svg:d="M32 250l46-43c66-59 91-82 91-125 0-48-38-82-90-82-48 0-79 39-79 77 0 24 22 24 23 24 7 0 21-6 21-23 0-11-7-21-22-21-3 0-4 0-5 0 9-28 32-44 57-44 39 0 57 35 57 69 0 35-22 68-45 94l-81 91c-5 5-5 6-5 16h157l12-74h-11c-1 12-4 32-8 38-4 3-31 3-41 3z"><text:p/></draw:path><draw:path draw:style-name="gr18" draw:text-style-name="P23" svg:width="0.0516in" svg:height="0.0772in" svg:x="0.6677in" svg:y="0.0283in" svg:viewBox="0 0 132 197" svg:d="M132 143h-11c0 7-3 24-7 28-2 1-25 1-30 1h-54c31-28 41-36 59-49 23-18 43-36 43-65 0-36-32-58-70-58-37 0-62 26-62 53 0 16 13 17 16 17 7 0 15-5 15-16 0-5-1-15-17-15 9-22 29-28 44-28 30 0 45 23 45 47 0 26-19 47-29 58l-72 71c-2 2-2 2-2 10h122z"><text:p/></draw:path><draw:path draw:style-name="gr19" draw:text-style-name="P23" svg:width="0.0429in" svg:height="0.0575in" svg:x="0.7331in" svg:y="0.0004in" svg:viewBox="0 0 110 147" svg:d="M89 75c0 13-1 29-9 42-7 12-20 21-37 21-2 0-15 0-23-6 6-1 9-4 9-10s-5-11-11-11c-4 0-11 1-11 12 0 24 31 24 36 24 36 0 67-30 67-75 0-52-25-72-54-72-21 0-32 7-40 14-14 11-16 23-16 34 0 12 4 23 16 34 9 8 19 14 37 14 9 0 24-3 36-21zM54 89c-10 0-17-2-25-12-6-7-6-17-6-29 0-16 0-22 8-30 4-4 10-10 25-10 32 0 32 35 32 45 0 17-12 36-34 36z"><text:p/></draw:path><draw:path draw:style-name="gr20" draw:text-style-name="P23" svg:width="0.1106in" svg:height="0.039in" svg:x="0.8547in" svg:y="0.1134in" svg:viewBox="0 0 282 100" svg:d="M268 17c6 0 14 0 14-9 0-8-8-8-14-8h-254c-6 0-14 0-14 8 0 9 8 9 14 9zM268 100c6 0 14 0 14-9 0-8-8-8-14-8h-254c-6 0-14 0-14 8 0 9 8 9 14 9z"><text:p/></draw:path><draw:path draw:style-name="gr21" draw:text-style-name="P23" svg:width="0.0547in" svg:height="0.111in" svg:x="1.0358in" svg:y="0.0638in" svg:viewBox="0 0 140 283" svg:d="M88 11c0-10 0-11-10-11-26 28-65 28-78 28v13c8 0 34 0 55-12v220c0 16-1 21-39 21h-14v13c16-1 52-1 70-1 17 0 54 0 68 1v-13h-13c-38 0-39-5-39-21z"><text:p/></draw:path><draw:path draw:style-name="gr22" draw:text-style-name="P23" svg:width="0.0177in" svg:height="0.0177in" svg:x="1.1185in" svg:y="0.1571in" svg:viewBox="0 0 46 46" svg:d="M46 23c0-12-10-23-23-23-12 0-23 11-23 23 0 13 11 23 23 23 13 0 23-10 23-23z"><text:p/></draw:path><draw:path draw:style-name="gr23" draw:text-style-name="P23" svg:width="0.0689in" svg:height="0.1146in" svg:x="1.1571in" svg:y="0.0638in" svg:viewBox="0 0 176 292" svg:d="M106 134c34-12 58-41 58-75 0-35-37-59-78-59-43 0-74 25-74 58 0 14 8 21 22 21 13 0 21-8 21-21 0-21-20-21-26-21 13-21 41-26 56-26 17 0 41 9 41 47 0 6-1 30-12 49-13 21-28 22-38 22-3 0-14 1-16 1-4 0-7 1-7 5 0 5 3 5 11 5h18c34 0 50 28 50 71 0 57-29 69-48 69-18 0-49-7-65-32 16 2 29-7 29-23s-12-24-24-24c-11 0-24 6-24 24 0 40 40 67 85 67 53 0 91-38 91-81 0-35-26-69-70-77z"><text:p/></draw:path><draw:path draw:style-name="gr24" draw:text-style-name="P23" svg:width="0.0736in" svg:height="0.113in" svg:x="1.2374in" svg:y="0.0618in" svg:viewBox="0 0 188 288" svg:d="M113 218v36c0 16-1 20-33 20h-8v14c17-2 40-2 58-2 16 0 39 0 57 2v-14h-9c-32 0-33-4-33-20v-36h43v-13h-43v-194c0-9 0-11-6-11-5 0-6 0-8 5l-131 200v13zM115 205h-103l103-159z"><text:p/></draw:path><draw:path draw:style-name="gr25" draw:text-style-name="P23" svg:width="0.0803in" svg:height="0.0803in" svg:x="1.3776in" svg:y="0.0925in" svg:viewBox="0 0 205 205" svg:d="M103 90l-85-84c-5-5-6-6-10-6-3 0-8 4-8 8s1 4 6 9l84 85-84 86c-5 5-6 6-6 8 0 5 5 9 8 9 4 0 5 0 10-6l84-85 88 88c1 1 4 3 7 3 5 0 8-4 8-9 0 0 0-2-1-5-1 0-68-67-90-89l78-77c2-3 8-8 11-11 0-1 2-2 2-6s-3-8-8-8c-4 0-6 1-10 6z"><text:p/></draw:path><draw:path draw:style-name="gr26" draw:text-style-name="P23" svg:width="0.0547in" svg:height="0.111in" svg:x="1.5339in" svg:y="0.0638in" svg:viewBox="0 0 140 283" svg:d="M88 11c0-10 0-11-10-11-26 28-65 28-78 28v13c8 0 34 0 55-12v220c0 16-1 21-39 21h-14v13c16-1 52-1 70-1 17 0 54 0 68 1v-13h-13c-38 0-39-5-39-21z"><text:p/></draw:path><draw:path draw:style-name="gr27" draw:text-style-name="P23" svg:width="0.0701in" svg:height="0.1146in" svg:x="1.6083in" svg:y="0.0638in" svg:viewBox="0 0 179 292" svg:d="M179 147c0-34-3-68-17-99-19-41-54-48-72-48-26 0-56 11-74 51-14 28-16 62-16 96 0 32 1 70 19 102 18 35 49 43 70 43 23 0 55-9 74-49 13-29 16-62 16-96zM89 283c-16 0-41-11-49-52-5-25-5-64-5-89 0-28 0-55 3-78 9-51 40-54 51-54 14 0 42 7 50 49 5 24 5 57 5 83 0 31 0 60-5 88-7 40-31 53-50 53z"><text:p/></draw:path><draw:path draw:style-name="gr28" draw:text-style-name="P23" svg:width="0.0425in" svg:height="0.0772in" svg:x="1.6976in" svg:y="0.0283in" svg:viewBox="0 0 109 197" svg:d="M67 8c0-8 0-8-8-8-19 19-47 19-59 19v11c7 0 26 0 43-8v151c0 10 0 14-30 14h-11v10c5 0 42-1 53-1 10 0 47 1 54 1v-10h-12c-30 0-30-4-30-14z"><text:p/></draw:path><draw:path draw:style-name="gr29" draw:text-style-name="P23" svg:width="0.0516in" svg:height="0.0795in" svg:x="1.7587in" svg:y="0.0283in" svg:viewBox="0 0 132 203" svg:d="M28 31c15 4 24 4 28 4 40 0 63-27 63-31 0-3-3-4-4-4 0 0-1 0-2 1-7 3-23 9-45 9-8 0-25-2-44-9-2-1-4-1-4-1-3 0-3 4-3 8v88c0 5 0 9 5 9 2 0 2-1 6-5 13-16 31-18 40-18 18 0 27 14 28 17 6 9 7 20 7 38 0 9 0 27-8 40-9 10-21 17-35 17-19 0-40-11-47-30 11 1 17-6 17-15 0-13-11-15-16-15 0 0-14 0-14 16 0 27 24 53 60 53 38 0 72-27 72-65 0-33-26-65-62-65-14 0-29 4-42 15z"><text:p/></draw:path><draw:path draw:style-name="gr30" draw:text-style-name="P23" svg:width="0.0571in" svg:height="0.0787in" svg:x="1.822in" svg:y="0.0272in" svg:viewBox="0 0 146 201" svg:d="M146 152v-11h-33v-133c0-6 0-8-6-8-4 0-5 0-9 4l-98 137v11h88v25c0 10 0 13-24 13h-9v11c16-1 34-1 45-1 12 0 30 0 45 1v-11h-8c-24 0-24-3-24-13v-25zM90 32v109h-79z"><text:p/></draw:path></draw:g></text:span><text:span text:style-name="T26"> mogucih pravila evolucije. Ovo opazanje ce biti kasnije detaljnije objasnjeno. </text:span></text:p>
      <text:p text:style-name="P16"/>
      <text:p text:style-name="P16"><text:span text:style-name="T26">Na slici 5 data su 3 koraka evolucije sistema sa jednim od specificnih pravila, te je ovo dobro poznata konfiguracija nazvana Game of Life. Vidimo da opisana cisto lokalna interakcija moze da kreira poprilicno kompleksne oblike, te ce se dalje ispitati kolika je ta kompleksnost i na koji nacin se mogu koristiti ova zapazanja za neke generalnije kompjutacije.</text:span></text:p>
      <text:p text:style-name="P21"/>
      <text:p text:style-name="P20"/>
      <text:h text:style-name="Heading_20_2" text:outline-level="2">1.<text:span text:style-name="T10">2</text:span> Historija</text:h>
      <text:p text:style-name="P6"/>
      <text:p text:style-name="P6"/>
      <text:p text:style-name="P6"/>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ce style:name="SimSun" svg:font-family="SimSun, FZShuSong-Z01"/>
    <style:font-face style:name="Arial" svg:font-family="Arial, 'DejaVu Sans'"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SimSun" style:font-family-asian="SimSun, FZShuSong-Z01" style:font-size-asian="10.5pt" style:language-asian="zh" style:country-asian="CN"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line-height="100%" fo:keep-together="always" fo:keep-with-next="always"/>
      <style:text-properties style:font-name="Arial" fo:font-family="Arial, 'DejaVu Sans'" style:font-family-generic="swiss" fo:font-size="16pt" fo:font-style="normal" fo:font-weight="bold" style:letter-kerning="true" style:font-size-asian="16pt" style:font-style-asian="normal" style:font-weight-asian="bold" style:font-name-complex="Arial" style:font-family-complex="Arial, 'DejaVu Sans'" style:font-family-generic-complex="swiss"/>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line-height="100%" fo:keep-together="always" fo:keep-with-next="always"/>
      <style:text-properties style:font-name="Arial" fo:font-family="Arial, 'DejaVu Sans'" style:font-family-generic="swiss" fo:font-size="14pt" fo:font-style="italic" fo:font-weight="bold" style:font-size-asian="14pt" style:font-style-asian="italic" style:font-weight-asian="bold" style:font-name-complex="Arial" style:font-family-complex="Arial, 'DejaVu Sans'" style:font-family-generic-complex="swiss"/>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line-height="100%" fo:keep-together="always" fo:keep-with-next="always"/>
      <style:text-properties style:font-name="Arial" fo:font-family="Arial, 'DejaVu Sans'" style:font-family-generic="swiss" fo:font-size="13pt" fo:font-weight="bold" style:font-size-asian="13pt" style:font-weight-asian="bold" style:font-name-complex="Arial" style:font-family-complex="Arial, 'DejaVu Sans'" style:font-family-generic-complex="swiss"/>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100%" fo:keep-together="always" fo:keep-with-next="always"/>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100%" fo:keep-together="always" fo:keep-with-next="always"/>
      <style:text-properties fo:font-size="12pt" fo:font-weight="normal" style:font-size-asian="12pt" style:font-weight-asian="normal"/>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100%" fo:keep-together="always" fo:keep-with-next="always"/>
      <style:text-properties style:font-name="Arial" fo:font-family="Arial, 'DejaVu Sans'" style:font-family-generic="swiss" fo:font-size="11pt" style:font-size-asian="11pt" style:font-name-complex="Arial" style:font-family-complex="Arial, 'DejaVu Sans'" style:font-family-generic-complex="swiss"/>
    </style:style>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 style:family="paragraph" style:parent-style-name="Standard" style:class="extra">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0.9854in" style:num-format="1" style:print-orientation="portrait" fo:margin-top="1in" fo:margin-bottom="1in" fo:margin-left="1.248in" fo:margin-right="1.248in" style:writing-mode="lr-tb" style:layout-grid-color="#c0c0c0" style:layout-grid-lines="45" style:layout-grid-base-height="0.1992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stract</dc:title>
    <meta:creation-date>2015-06-02T19:54:44.415447079</meta:creation-date>
    <dc:date>2015-06-23T21:20:00.845225849</dc:date>
    <meta:editing-cycles>59</meta:editing-cycles>
    <meta:editing-duration>PT9H37M18S</meta:editing-duration>
    <meta:generator>LibreOffice/4.2.8.2$Linux_X86_64 LibreOffice_project/420m0$Build-2</meta:generator>
    <meta:document-statistic meta:table-count="0" meta:image-count="0" meta:object-count="0" meta:page-count="4" meta:paragraph-count="25" meta:word-count="959" meta:character-count="6424" meta:non-whitespace-character-count="5474"/>
    <meta:user-defined meta:name="KSOProductBuildVer">1033-9.1.0.4953</meta:user-defined>
  </office:meta>
</office:document-meta>
</file>